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3.47cm"/>
    </style:style>
    <style:style style:name="co13" style:family="table-column">
      <style:table-column-properties fo:break-before="auto" style:column-width="1.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4.586cm"/>
    </style:style>
    <style:style style:name="co17" style:family="table-column">
      <style:table-column-properties fo:break-before="auto" style:column-width="2.863cm"/>
    </style:style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23" style:family="table-column">
      <style:table-column-properties fo:break-before="auto" style:column-width="1.626cm"/>
    </style:style>
    <style:style style:name="co24" style:family="table-column">
      <style:table-column-properties fo:break-before="auto" style:column-width="8.747cm"/>
    </style:style>
    <style:style style:name="co25" style:family="table-column">
      <style:table-column-properties fo:break-before="auto" style:column-width="3.90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5" style:family="table-cell" style:parent-style-name="Default">
      <style:text-properties style:font-name="Verdana"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95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00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75">
      <style:text-properties style:font-name="Verdana" fo:font-size="7pt" style:font-size-asian="7pt" style:font-size-complex="7pt"/>
    </style:style>
    <style:style style:name="ce118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2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 style:data-style-name="N136">
      <style:text-properties style:font-name="Verdana"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44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46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62" style:family="table-cell" style:parent-style-name="Default" style:data-style-name="N140">
      <style:text-properties style:font-name="Verdana" fo:font-size="7pt" style:font-size-asian="7pt" style:font-size-complex="7pt"/>
    </style:style>
    <style:style style:name="ce166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95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ackground-color="#cccccc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39" style:family="table-cell" style:parent-style-name="Default">
      <style:table-cell-properties fo:background-color="#fff5ce"/>
    </style:style>
    <style:style style:name="ce341" style:family="table-cell" style:parent-style-name="Default" style:data-style-name="N136">
      <style:table-cell-properties fo:background-color="#fff5ce"/>
    </style:style>
    <style:style style:name="ce343" style:family="table-cell" style:parent-style-name="Default" style:data-style-name="N136"/>
    <style:style style:name="ce344" style:family="table-cell" style:parent-style-name="Default" style:data-style-name="N100">
      <style:table-cell-properties fo:background-color="#fff5ce"/>
    </style:style>
    <style:style style:name="ce345" style:family="table-cell" style:parent-style-name="Default" style:data-style-name="N100"/>
    <style:style style:name="ce346" style:family="table-cell" style:parent-style-name="Default">
      <style:table-cell-properties fo:background-color="#fff5ce" fo:wrap-option="no-wrap"/>
    </style:style>
    <style:style style:name="ce347" style:family="table-cell" style:parent-style-name="Default">
      <style:table-cell-properties fo:wrap-option="no-wrap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 style:data-style-name="N171"/>
    <style:style style:name="ce353" style:family="table-cell" style:parent-style-name="Default" style:data-style-name="N171">
      <style:table-cell-properties fo:background-color="#b4c7dc"/>
    </style:style>
    <style:style style:name="ce354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[$DocumentTypes.$A$2:.$A$56])" table:allow-empty-cell="true" table:display-list="unsorted" table:base-cell-address="Invoice.L19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6"/>
        <table:table-column table:style-name="co5" table:default-cell-style-name="ce58"/>
        <table:table-column table:style-name="co6" table:default-cell-style-name="ce95"/>
        <table:table-column table:style-name="co7" table:default-cell-style-name="ce118"/>
        <table:table-column table:style-name="co8" table:default-cell-style-name="ce131"/>
        <table:table-column table:style-name="co9" table:default-cell-style-name="ce144"/>
        <table:table-column table:style-name="co10" table:default-cell-style-name="ce166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4" table:number-columns-repeated="49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32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300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32"/>
          <table:table-cell table:style-name="ce146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32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32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21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5"/>
          <table:table-cell table:style-name="ce132" table:content-validation-name="val3" office:value-type="string" calcext:value-type="string">
            <text:p>DE37080040012345678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300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80"/>
          <table:table-cell table:style-name="ce100"/>
          <table:table-cell table:style-name="ce121"/>
          <table:table-cell/>
          <table:table-cell table:style-name="ce146"/>
          <table:table-cell table:number-columns-repeated="2"/>
          <table:table-cell table:style-name="ce223" office:value-type="string" calcext:value-type="string">
            <text:p>Document Type</text:p>
          </table:table-cell>
          <table:table-cell table:style-name="ce266" office:value-type="string" calcext:value-type="string">
            <text:p>Code</text:p>
          </table:table-cell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[.L19]; &quot; No. &quot;; [.O12])" office:value-type="string" office:string-value="Corrected invoice No. 1234567890" calcext:value-type="string" table:number-columns-spanned="10" table:number-rows-spanned="1">
            <text:p>Corrected invoice No. 1234567890</text:p>
          </table:table-cell>
          <table:covered-table-cell table:number-columns-repeated="2" table:style-name="ce5"/>
          <table:covered-table-cell/>
          <table:covered-table-cell table:style-name="ce62"/>
          <table:covered-table-cell table:style-name="ce100"/>
          <table:covered-table-cell table:style-name="ce121"/>
          <table:covered-table-cell/>
          <table:covered-table-cell table:style-name="ce146"/>
          <table:covered-table-cell/>
          <table:table-cell/>
          <table:table-cell table:style-name="ce221" table:content-validation-name="val7" office:value-type="string" calcext:value-type="string">
            <text:p>Corrected invoice</text:p>
          </table:table-cell>
          <table:table-cell table:style-name="ce300" table:formula="of:=VLOOKUP([.L19]; [DocumentTypes.$A$2:.$B$56]; 2; 0)" office:value-type="float" office:value="384" calcext:value-type="float">
            <text:p>384</text:p>
          </table:table-cell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63"/>
          <table:table-cell table:style-name="ce62"/>
          <table:table-cell table:style-name="ce100"/>
          <table:table-cell table:style-name="ce121"/>
          <table:table-cell/>
          <table:table-cell table:style-name="ce146"/>
          <table:table-cell table:style-name="ce251"/>
          <table:table-cell table:style-name="ce271"/>
          <table:table-cell table:style-name="ce221"/>
          <table:table-cell table:style-name="ce300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300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67" table:content-validation-name="val3" office:value-type="float" office:value="-120" calcext:value-type="float">
            <text:p>-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-0" calcext:value-type="currency">
            <text:p><text:s/>0.00 €</text:p>
          </table:table-cell>
          <table:table-cell table:style-name="ce254" table:formula="of:=[.$D23]*[.$F23]" office:value-type="currency" office:currency="EUR" office:value="-10200" calcext:value-type="currency">
            <text:p>-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3]; [Units.$A$5:.$B$7]; 2; 0)" office:value-type="string" office:string-value="HUR" calcext:value-type="string">
            <text:p>HUR</text:p>
          </table:table-cell>
          <table:table-cell table:style-name="ce300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67" table:content-validation-name="val3" office:value-type="float" office:value="-2" calcext:value-type="float">
            <text:p>-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-2.9" calcext:value-type="currency">
            <text:p>- 2.90 €</text:p>
          </table:table-cell>
          <table:table-cell table:style-name="ce254" table:formula="of:=[.$D24]*[.$F24]" office:value-type="currency" office:currency="EUR" office:value="-15.24" calcext:value-type="currency">
            <text:p>-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4]; [Units.$A$5:.$B$7]; 2; 0)" office:value-type="string" office:string-value="H87" calcext:value-type="string">
            <text:p>H87</text:p>
          </table:table-cell>
          <table:table-cell table:style-name="ce300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67" table:content-validation-name="val3" office:value-type="float" office:value="-3" calcext:value-type="float">
            <text:p>-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" calcext:value-type="currency">
            <text:p>187.0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-39.27" calcext:value-type="currency">
            <text:p>- 39.27 €</text:p>
          </table:table-cell>
          <table:table-cell table:style-name="ce254" table:formula="of:=[.$D25]*[.$F25]" office:value-type="currency" office:currency="EUR" office:value="-561" calcext:value-type="currency">
            <text:p>-561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5]; [Units.$A$5:.$B$7]; 2; 0)" office:value-type="string" office:string-value="DAY" calcext:value-type="string">
            <text:p>DAY</text:p>
          </table:table-cell>
          <table:table-cell table:style-name="ce300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67" table:content-validation-name="val3" office:value-type="float" office:value="-17" calcext:value-type="float">
            <text:p>-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-0" calcext:value-type="currency">
            <text:p><text:s/>0.00 €</text:p>
          </table:table-cell>
          <table:table-cell table:style-name="ce254" table:formula="of:=[.$D26]*[.$F26]" office:value-type="currency" office:currency="EUR" office:value="-3315" calcext:value-type="currency">
            <text:p>-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6]; [Units.$A$5:.$B$7]; 2; 0)" office:value-type="string" office:string-value="HUR" calcext:value-type="string">
            <text:p>HUR</text:p>
          </table:table-cell>
          <table:table-cell table:style-name="ce300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67" table:content-validation-name="val3" office:value-type="float" office:value="-48" calcext:value-type="float">
            <text:p>-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-0" calcext:value-type="currency">
            <text:p><text:s/>0.00 €</text:p>
          </table:table-cell>
          <table:table-cell table:style-name="ce254" table:formula="of:=[.$D27]*[.$F27]" office:value-type="currency" office:currency="EUR" office:value="-9360" calcext:value-type="currency">
            <text:p>-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7]; [Units.$A$5:.$B$7]; 2; 0)" office:value-type="string" office:string-value="HUR" calcext:value-type="string">
            <text:p>HUR</text:p>
          </table:table-cell>
          <table:table-cell table:style-name="ce300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67" table:content-validation-name="val3" office:value-type="float" office:value="-11" calcext:value-type="float">
            <text:p>-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-0" calcext:value-type="currency">
            <text:p><text:s/>0.00 €</text:p>
          </table:table-cell>
          <table:table-cell table:style-name="ce254" table:formula="of:=[.$D28]*[.$F28]" office:value-type="currency" office:currency="EUR" office:value="-2145" calcext:value-type="currency">
            <text:p>-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300" table:formula="of:=VLOOKUP([.E28]; [Units.$A$5:.$B$7]; 2; 0)" office:value-type="string" office:string-value="HUR" calcext:value-type="string">
            <text:p>HUR</text:p>
          </table:table-cell>
          <table:table-cell table:style-name="ce300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-42.17" calcext:value-type="currency">
            <text:p>- 42.17 €</text:p>
          </table:table-cell>
          <table:table-cell table:style-name="ce256" table:formula="of:=SUM([.J23:.J28])" office:value-type="currency" office:currency="EUR" office:value="-25596.24" calcext:value-type="currency">
            <text:p>-25,596.2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-47.9" calcext:value-type="currency">
            <text:p>-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-0" calcext:value-type="currency">
            <text:p><text:s/>0.00 €</text:p>
          </table:table-cell>
          <table:table-cell table:style-name="ce257" table:formula="of:=[.$F30]" office:value-type="currency" office:currency="EUR" office:value="-47.9" calcext:value-type="currency">
            <text:p>-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300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-ABS([.F30])" office:value-type="float" office:value="-47.9" calcext:value-type="float">
            <text:p>-47.9</text:p>
          </table:table-cell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21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89" calcext:value-type="currency">
            <text:p>-767.89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-[.$F31]" office:value-type="currency" office:currency="EUR" office:value="767.89" calcext:value-type="currency">
            <text:p>767.89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-3" calcext:value-type="float">
            <text:p>-3</text:p>
          </table:table-cell>
          <table:table-cell table:style-name="ce300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-ABS([.F31])" office:value-type="float" office:value="-767.89" calcext:value-type="float">
            <text:p>-767.89</text:p>
          </table:table-cell>
          <table:table-cell table:style-name="ce308" table:formula="of:=[.J29]" office:value-type="currency" office:currency="EUR" office:value="-25596.24" calcext:value-type="currency">
            <text:p>-25,596.24 €</text:p>
          </table:table-cell>
          <table:table-cell table:style-name="ce301" table:number-columns-repeated="1008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-42.17" calcext:value-type="currency">
            <text:p>- 42.17 €</text:p>
          </table:table-cell>
          <table:table-cell table:style-name="ce256" table:formula="of:=SUM([.J30:.J31])" office:value-type="currency" office:currency="EUR" office:value="719.99" calcext:value-type="currency">
            <text:p>719.99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-767.89" calcext:value-type="float">
            <text:p>-767.89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-47.9" calcext:value-type="float">
            <text:p>-47.9</text:p>
          </table:table-cell>
          <table:table-cell table:style-name="ce301" table:number-columns-repeated="1011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-24876.25" calcext:value-type="currency">
            <text:p>-24,876.25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300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-42.17" calcext:value-type="currency">
            <text:p>-42.17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-15.24" calcext:value-type="currency">
            <text:p>-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-2.9" calcext:value-type="currency">
            <text:p>-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-561" calcext:value-type="currency">
            <text:p>-561.0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-39.27" calcext:value-type="currency">
            <text:p>-39.27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-18792.11" calcext:value-type="currency">
            <text:p>-18,792.11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21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-3315" calcext:value-type="currency">
            <text:p>-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-2192.9" calcext:value-type="currency">
            <text:p>-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-42.17" calcext:value-type="currency">
            <text:p>-42.17 €</text:p>
          </table:table-cell>
          <table:table-cell table:style-name="Default"/>
          <table:table-cell table:style-name="ce286"/>
          <table:table-cell table:style-name="ce300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-24918.42" calcext:value-type="currency">
            <text:p>-24,918.42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5"/>
          <table:covered-table-cell table:style-name="ce56"/>
          <table:covered-table-cell table:style-name="ce94"/>
          <table:covered-table-cell table:style-name="ce117"/>
          <table:covered-table-cell table:style-name="ce130"/>
          <table:covered-table-cell table:style-name="ce143"/>
          <table:covered-table-cell table:style-name="ce162"/>
          <table:covered-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5"/>
          <table:table-cell table:style-name="ce56"/>
          <table:table-cell table:style-name="ce94"/>
          <table:table-cell table:style-name="ce117"/>
          <table:table-cell table:style-name="ce130"/>
          <table:table-cell table:style-name="ce143"/>
          <table:table-cell table:style-name="ce162"/>
          <table: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5"/>
          <table:table-cell table:style-name="ce56"/>
          <table:table-cell table:style-name="ce94"/>
          <table:table-cell table:style-name="ce117"/>
          <table:table-cell table:style-name="ce130"/>
          <table:table-cell table:style-name="ce143"/>
          <table:table-cell table:style-name="ce162"/>
          <table:table-cell table:style-name="ce195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43"/>
        <table:table-column table:style-name="co19" table:default-cell-style-name="Default"/>
        <table:table-column table:style-name="co20" table:default-cell-style-name="ce345"/>
        <table:table-column table:style-name="co21" table:default-cell-style-name="ce347"/>
        <table:table-column table:style-name="co22" table:default-cell-style-name="ce347"/>
        <table:table-row table:style-name="ro2">
          <table:table-cell table:style-name="ce339" office:value-type="string" calcext:value-type="string">
            <text:p>Code</text:p>
          </table:table-cell>
          <table:table-cell table:style-name="ce341" office:value-type="string" calcext:value-type="string">
            <text:p>Rate</text:p>
          </table:table-cell>
          <table:table-cell table:style-name="ce339" office:value-type="string" calcext:value-type="string">
            <text:p>ID</text:p>
          </table:table-cell>
          <table:table-cell table:style-name="ce344" office:value-type="string" calcext:value-type="string">
            <text:p>Tax Exemption Reason Code</text:p>
          </table:table-cell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48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14" table:number-columns-repeated="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4" table:default-cell-style-name="ce35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49"/>
        </table:table-row>
        <table:table-row table:style-name="ro2">
          <table:table-cell table:style-name="ce349" office:value-type="string" calcext:value-type="string">
            <text:p>Type</text:p>
          </table:table-cell>
          <table:table-cell table:style-name="ce349" office:value-type="string" calcext:value-type="string">
            <text:p>Code</text:p>
          </table:table-cell>
          <table:table-cell table:style-name="ce349" office:value-type="string" calcext:value-type="string">
            <text:p>Charge?</text:p>
          </table:table-cell>
          <table:table-cell table:style-name="ce349" office:value-type="string" calcext:value-type="string">
            <text:p>Description</text:p>
          </table:table-cell>
          <table:table-cell table:style-name="ce353"/>
          <table:table-cell table:style-name="ce349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300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300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14" table:number-columns-repeated="2" table:default-cell-style-name="Default"/>
        <table:table-column table:style-name="co14" table:default-cell-style-name="ce35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49" office:value-type="string" calcext:value-type="string">
            <text:p>Name</text:p>
          </table:table-cell>
          <table:table-cell table:style-name="ce349" office:value-type="string" calcext:value-type="string">
            <text:p>Code</text:p>
          </table:table-cell>
          <table:table-cell table:style-name="ce353"/>
          <table:table-cell table:style-name="ce349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300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table table:name="DocumentTypes" table:style-name="ta1" table:print="false"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row table:style-name="ro2">
          <table:table-cell table:style-name="ce354" office:value-type="string" calcext:value-type="string">
            <text:p>Name</text:p>
          </table:table-cell>
          <table:table-cell table:style-name="ce354" office:value-type="string" calcext:value-type="string">
            <text:p>Code</text:p>
          </table:table-cell>
          <table:table-cell table:style-name="ce354" office:value-type="string" calcext:value-type="string">
            <text:p>EN16931 interpretation</text:p>
          </table:table-cell>
        </table:table-row>
        <table:table-row table:style-name="ro2">
          <table:table-cell office:value-type="string" calcext:value-type="string">
            <text:p>Request for pay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 related to goods or serv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goods or serv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Metered services invo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financial adjustmen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note related to financial adjust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notific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ing data she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irect payment valuati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ovisional payment valua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valua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terim application for payme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payment request based on completion of wor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request for completed unit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 billed credit not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nsolidated credit note - goods and servic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ice variation invoic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for price variati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lcredere credit no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oforma invoi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invoic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mmercial invoice which includes a packing lis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mmission not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rrected invoic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olidated invoic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epayment invoi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Hire invoic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invoic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-billed invoic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lcredere invoi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invoic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Lease invoic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ignment invoi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credit not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Optical Character Reading (OCR) payment credit not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advic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debi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credi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Self billed debit not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credit no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Forwarder's invoice discrepancy repor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surer's invoic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invoic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ort charges document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 information for accounting purpose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reight invoic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laim notificatio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ular invoic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construction invoic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final construction invoic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construction invoic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s invoic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In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 _-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1:58:40.1325050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0DT53M45S</meta:editing-duration>
    <meta:editing-cycles>151</meta:editing-cycles>
    <meta:generator>LibreOffice/24.8.3.2$MacOSX_AARCH64 LibreOffice_project/48a6bac9e7e268aeb4c3483fcf825c94556d9f92</meta:generator>
    <meta:initial-creator>Guido Flohr</meta:initial-creator>
    <dc:date>2025-04-11T13:20:18.965751938</dc:date>
    <meta:document-statistic meta:table-count="5" meta:cell-count="543" meta:object-count="0"/>
  </office:meta>
</office:document-meta>
</file>